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b7c" officeooo:paragraph-rsid="00042b7c"/>
    </style:style>
    <style:style style:name="P2" style:family="paragraph" style:parent-style-name="Standard">
      <style:text-properties fo:font-weight="bold" officeooo:rsid="00042b7c" officeooo:paragraph-rsid="00042b7c" style:font-weight-asian="bold" style:font-weight-complex="bold"/>
    </style:style>
    <style:style style:name="P3" style:family="paragraph" style:parent-style-name="Standard">
      <style:text-properties fo:font-style="italic" officeooo:rsid="00042b7c" officeooo:paragraph-rsid="00042b7c" style:font-style-asian="italic" style:font-style-complex="italic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42b7c" officeooo:paragraph-rsid="0004dc45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6898" officeooo:paragraph-rsid="00056898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992cf" officeooo:paragraph-rsid="000992cf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992cf" officeooo:paragraph-rsid="000992c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9ffb7"/>
    </style:style>
    <style:style style:name="P9" style:family="paragraph" style:parent-style-name="Standard" style:list-style-name="L1">
      <style:paragraph-properties fo:text-align="center" style:justify-single-word="false"/>
      <style:text-properties officeooo:paragraph-rsid="00042b7c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6898" officeooo:paragraph-rsid="000df064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09ffb7" officeooo:paragraph-rsid="000992cf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ff" officeooo:paragraph-rsid="001097b3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992cf" officeooo:paragraph-rsid="000992cf"/>
    </style:style>
    <style:style style:name="T1" style:family="text">
      <style:text-properties officeooo:rsid="0004dc45"/>
    </style:style>
    <style:style style:name="T2" style:family="text">
      <style:text-properties officeooo:rsid="00056898"/>
    </style:style>
    <style:style style:name="T3" style:family="text">
      <style:text-properties officeooo:rsid="0006e7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ffb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ffb7" style:font-weight-asian="normal" style:font-weight-complex="normal"/>
    </style:style>
    <style:style style:name="T8" style:family="text">
      <style:text-properties fo:font-variant="normal" fo:text-transform="none" fo:color="#353535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0a71bf"/>
    </style:style>
    <style:style style:name="T10" style:family="text">
      <style:text-properties fo:font-size="14pt" style:text-underline-style="solid" style:text-underline-width="auto" style:text-underline-color="font-color" fo:font-weight="bold" officeooo:rsid="00042b7c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a71bf" style:font-size-asian="14pt" style:font-weight-asian="bold" style:font-size-complex="14pt" style:font-weight-complex="bold"/>
    </style:style>
    <style:style style:name="T12" style:family="text">
      <style:text-properties style:text-underline-style="none" fo:font-weight="bold" officeooo:rsid="0004dc45" style:font-weight-asian="bold" style:font-weight-complex="bold"/>
    </style:style>
    <style:style style:name="T13" style:family="text">
      <style:text-properties style:text-underline-style="none" officeooo:rsid="0004dc45"/>
    </style:style>
    <style:style style:name="T14" style:family="text">
      <style:text-properties style:text-underline-style="none" fo:font-weight="normal" officeooo:rsid="000d68fc" style:font-weight-asian="normal" style:font-weight-complex="normal"/>
    </style:style>
    <style:style style:name="T15" style:family="text">
      <style:text-properties style:text-underline-style="none" fo:font-weight="normal" officeooo:rsid="001097b3" style:font-weight-asian="normal" style:font-weight-complex="normal"/>
    </style:style>
    <style:style style:name="T16" style:family="text">
      <style:text-properties officeooo:rsid="000df064"/>
    </style:style>
    <style:style style:name="T17" style:family="text">
      <style:text-properties officeooo:rsid="000f6dff"/>
    </style:style>
    <style:style style:name="T18" style:family="text">
      <style:text-properties officeooo:rsid="000f77d6"/>
    </style:style>
    <style:style style:name="T19" style:family="text">
      <style:text-properties officeooo:rsid="001097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4181691" text:style-name="L1">
        <text:list-header>
          <text:p text:style-name="P9"><text:span text:style-name="T10">Proyecto: Sistema de Gestión de Números en </text:span><text:span text:style-name="T11">F</text:span><text:span text:style-name="T10">armacias de </text:span><text:span text:style-name="T11">M</text:span><text:span text:style-name="T10">utualistas</text:span></text:p>
        </text:list-header>
      </text:list>
      <text:p text:style-name="P2"/>
      <text:p text:style-name="P2">Etapa 2:</text:p>
      <text:p text:style-name="P1"/>
      <text:p text:style-name="P1"><text:span text:style-name="T4">Objetivo:</text:span> Video de no más de 5 min<text:span text:style-name="T3">utos</text:span> <text:span text:style-name="T3">y </text:span>no más de 10 sliders con audio, que aborde los puntos:</text:p>
      <text:p text:style-name="P1"/>
      <text:p text:style-name="P2">1- Elección de la idea del proyecto:</text:p>
      <text:p text:style-name="P3">“Sistema de Gestión de Números en Farmacias de <text:span text:style-name="T9">M</text:span>utualistas” <text:span text:style-name="T1">(“SysTurno” ó “SysNum” o la que sugieran?)</text:span></text:p>
      <text:p text:style-name="P4"><text:span text:style-name="T12">Descripción: </text:span><text:span text:style-name="T14">Basados en nuestras experiencias personales, de familiares y </text:span><text:span text:style-name="T15">de </text:span><text:span text:style-name="T14">amigos; y también según lo que hemos observado, </text:span><text:span text:style-name="T13">en</text:span><text:span text:style-name="T1"> nuestro medio existe una notoria problemática a la hora de levantar medicación en Farmacias de mutualistas (tanto públicas como privadas). Esta situación atenta contra la dinámica de nuestras vidas cada vez más acelerada. A esto debemos agregarle que cuando hablamos de medicamentos, estamos hablando de personas que están enfermas y que realmente necesitan cuanto antes comenzar o en otros casos continuar con sus tratamientos. Principalmente vemos personas de tercera edad teniendo que soportar largas esperas, con todo el esfuerzo y tiempo que eso implica. A lo anterior sumarle que muchas veces cuando llega el turno ya no queda medicación disponible en stock y hay que volver al día siguiente a pasar por el mismo proceso.</text:span></text:p>
      <text:p text:style-name="P10"><text:tab/><text:span text:style-name="T17">A</text:span>tend<text:span text:style-name="T17">iendo</text:span> a esa necesidad de servicio que nos <text:span text:style-name="T16">preocupa</text:span>, <text:span text:style-name="T16">sobre todo por la población que se ve afectada pero también considerando todos los que se pueden ver beneficiados,</text:span> nuestro proyecto “SysTurno” <text:span text:style-name="T16">viene a dar solución a </text:span>l<text:span text:style-name="T16">a</text:span> <text:span text:style-name="T16">engorrosa, anticuada y contraproducente situación actual generando a través de un</text:span> sistema multiplataforma; que se lo podrá usar desde cualquier dispositivo con acceso a internet y un navegador web, o desde la app SysTurno <text:span text:style-name="T19">mediante</text:span> su <text:span text:style-name="T16">S</text:span>martphone <text:span text:style-name="T16">o Tablet; el</text:span> proceso de sacar turno <text:span text:style-name="T16">para atención en farmacia de su mutualista.</text:span></text:p>
      <text:p text:style-name="P12">El sistema permitirá obtener por parte del usuario la fecha y hora para ir a la farmacia de la mutualista y ser atendido sin necesidad de esperas. Cabe contemplar las diferentes situaciones que se pueden dar en este sentido. Podemos diferenciar dos tipos de usuarios de farmacias de mutualistas que son: los que retiran a través de planilla, quienes en ciertos períodos de tiempo deben retirar su medicación; y los usuarios de consulta tanto de policlínicas o emergencias. Los primeros tienen la posibilidad de hacer la reserva de fecha y hora en cualquier momento y en cualquier lugar para ser atendidos en farmacia. Sin embargo quienes recién salen de la consulta y en seguida quieren retirar el/los medicamentos recetados, pueden solicitar el turno en el momento a través de sus dispositivos móviles o podrán también dirigirse a <text:span text:style-name="T18">puestos ya existentes dirigidos</text:span> al usuario donde <text:span text:style-name="T18">por medio de auto gestión </text:span>se podrá realizar <text:span text:style-name="T18">la solicitud de turno.</text:span></text:p>
      <text:p text:style-name="P5"><text:tab/>El sistema también se conectar<text:span text:style-name="T9">á</text:span> a la base de datos de la farmacia y chequeara <text:span text:style-name="T18">la </text:span>disponibilidad de medicamentos, <text:span text:style-name="T3">permitiendo al usuario reservar sus medicamentos.</text:span> <text:span text:style-name="T18">D</text:span>e esta forma <text:span text:style-name="T9">organizada, </text:span>facilitar<text:span text:style-name="T18">á</text:span> <text:span text:style-name="T9">y </text:span>agilizar<text:span text:style-name="T18">á</text:span> el proceso <text:span text:style-name="T18">y tiempo de espera</text:span> <text:span text:style-name="T18">donde se verán beneficiados </text:span>tanto el usuario, como <text:span text:style-name="T18">también</text:span> el funcionario <text:span text:style-name="T18">pudiendo organizar mejor su trabajo</text:span>.</text:p>
      <text:p text:style-name="P5"/>
      <text:p text:style-name="P7">2- Listado de las principales funcionalidades:</text:p>
      <text:p text:style-name="P6">- <text:span text:style-name="T9">Reservar turno </text:span>con fecha y hora <text:span text:style-name="T9">hasta con 24hs</text:span>. <text:span text:style-name="T9">de anticipo.</text:span></text:p>
      <text:p text:style-name="P6">- <text:span text:style-name="T18">Lapsos de 2 Minutos entre turno y turno. </text:span></text:p>
      <text:p text:style-name="P6"><text:span text:style-name="T2">- Muestra</text:span> disponibilidad de medicamentos.</text:p>
      <text:p text:style-name="P6">- Poder hacer reserva de medicamentos.</text:p>
      <text:p text:style-name="P6">- Multiplataforma</text:p>
      <text:p text:style-name="P6">- Multiusuario</text:p>
      <text:p text:style-name="P6"/>
      <text:p text:style-name="P7">3- Lenguaje/Tecnologías a utilizar: <text:span text:style-name="T6">Python/Java/Web(html+javascript, etc.), base de datos </text:span><text:span text:style-name="T7">Heidisql y SqlLite fue los que dimos me parece?</text:span></text:p>
      <text:p text:style-name="P11"/>
      <text:p text:style-name="P8"><text:soft-page-break/><text:span text:style-name="T5">4- Planificación preliminar del proyecto:</text:span><text:span text:style-name="T7"> </text:span><text:span text:style-name="T8">Deberás subir una imagen, excel o pdf con la planificación (cronograma) preliminar del proyecto, al menos a alto ni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48:48.945000000</meta:creation-date>
    <dc:date>2019-02-10T22:00:44.770000000</dc:date>
    <meta:editing-duration>PT30M30S</meta:editing-duration>
    <meta:editing-cycles>6</meta:editing-cycles>
    <meta:generator>LibreOffice/5.4.7.2$Windows_X86_64 LibreOffice_project/c838ef25c16710f8838b1faec480ebba495259d0</meta:generator>
    <meta:document-statistic meta:table-count="0" meta:image-count="0" meta:object-count="0" meta:page-count="2" meta:paragraph-count="18" meta:word-count="571" meta:character-count="3573" meta:non-whitespace-character-count="3017"/>
  </office:meta>
</office:document-meta>
</file>